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7B7138A22B63EDD5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83cm, 4.253cm, 4.244cm, 5.53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88cm" fo:min-width="2.682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026cm" fo:min-width="1.976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376cm" fo:min-width="2.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18cm" svg:height="1.249cm" svg:x="11.5cm" svg:y="2.501cm">
          <draw:image xlink:href="Pictures/10000001000001DA0000017B7138A22B63EDD5B1.png" xlink:type="simple" xlink:show="embed" xlink:actuate="onLoad" draw:mime-type="image/png">
            <text:p/>
          </draw:image>
        </draw:frame>
        <draw:frame draw:style-name="gr2" draw:text-style-name="P2" draw:layer="layout" svg:width="6.361cm" svg:height="0.962cm" svg:x="4.65cm" svg:y="2.25cm">
          <draw:text-box>
            <text:p>Peters’ Chin notation</text:p>
          </draw:text-box>
        </draw:frame>
        <draw:custom-shape draw:style-name="gr3" draw:text-style-name="P3" draw:layer="layout" svg:width="4cm" svg:height="2cm" svg:x="5.25cm" svg:y="19.5cm">
          <text:p text:style-name="P1">Projek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11.25cm" svg:y="19.6cm">
          <text:p text:style-name="P1">Arbeitsze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8.5cm" svg:y="6.25cm">
          <text:p text:style-name="P1">Mitarbeit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1.75cm" svg:x="1.75cm" svg:y="6.4cm">
          <text:p text:style-name="P4">Mitarbei-ter 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4.5cm" svg:height="1.75cm" svg:x="14.85cm" svg:y="6.5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4.5cm" svg:height="1.75cm" svg:x="1cm" svg:y="17.55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4.5cm" svg:height="1.75cm" svg:x="1cm" svg:y="24.3cm">
          <text:p text:style-name="P1">Kun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4.5cm" svg:height="1.75cm" svg:x="4.75cm" svg:y="15.8cm">
          <text:p text:style-name="P4">Projekt 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4.5cm" svg:height="1.75cm" svg:x="11.5cm" svg:y="15.9cm">
          <text:p text:style-name="P4">Projekt 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4.5cm" svg:height="1.75cm" svg:x="15.5cm" svg:y="17.4cm">
          <text:p text:style-name="P4">Mitarbei-ter 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4.5cm" svg:height="1.75cm" svg:x="11.45cm" svg:y="25.95cm">
          <text:p text:style-name="P4">Datu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4.5cm" svg:height="1.75cm" svg:x="15.5cm" svg:y="24.25cm">
          <text:p text:style-name="P1">Mitarbei-ter I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4.5cm" svg:height="1.75cm" svg:x="15.5cm" svg:y="21.9cm">
          <text:p text:style-name="P1">Dauer <text:s/>(in h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4.5cm" svg:height="1.75cm" svg:x="4.7cm" svg:y="25.9cm">
          <text:p text:style-name="P1">Prioritä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7cm" svg:y1="17.55cm" svg:x2="7cm" svg:y2="19.55cm">
          <text:p/>
        </draw:line>
        <draw:line draw:style-name="gr5" draw:text-style-name="P3" draw:layer="layout" svg:x1="13.8cm" svg:y1="17.65cm" svg:x2="13.8cm" svg:y2="19.65cm">
          <text:p/>
        </draw:line>
        <draw:line draw:style-name="gr5" draw:text-style-name="P3" draw:layer="layout" svg:x1="7cm" svg:y1="21.45cm" svg:x2="7cm" svg:y2="25.8cm">
          <text:p/>
        </draw:line>
        <draw:line draw:style-name="gr5" draw:text-style-name="P3" draw:layer="layout" svg:x1="13.7cm" svg:y1="21.55cm" svg:x2="13.7cm" svg:y2="25.9cm">
          <text:p/>
        </draw:line>
        <draw:line draw:style-name="gr5" draw:text-style-name="P3" draw:layer="layout" svg:x1="3cm" svg:y1="20.55cm" svg:x2="5.3cm" svg:y2="20.55cm">
          <text:p/>
        </draw:line>
        <draw:line draw:style-name="gr5" draw:text-style-name="P3" draw:layer="layout" svg:x1="15.25cm" svg:y1="20.75cm" svg:x2="17.75cm" svg:y2="20.75cm">
          <text:p/>
        </draw:line>
        <draw:line draw:style-name="gr5" draw:text-style-name="P3" draw:layer="layout" svg:x1="17.75cm" svg:y1="19.2cm" svg:x2="17.75cm" svg:y2="20.7cm">
          <text:p/>
        </draw:line>
        <draw:line draw:style-name="gr5" draw:text-style-name="P3" draw:layer="layout" svg:x1="3cm" svg:y1="19.3cm" svg:x2="3cm" svg:y2="20.55cm">
          <text:p/>
        </draw:line>
        <draw:line draw:style-name="gr5" draw:text-style-name="P3" draw:layer="layout" svg:x1="14.3cm" svg:y1="22.75cm" svg:x2="15.55cm" svg:y2="22.75cm">
          <text:p/>
        </draw:line>
        <draw:line draw:style-name="gr5" draw:text-style-name="P3" draw:layer="layout" svg:x1="5.5cm" svg:y1="25.15cm" svg:x2="6.75cm" svg:y2="25.15cm">
          <text:p/>
        </draw:line>
        <draw:line draw:style-name="gr5" draw:text-style-name="P3" draw:layer="layout" svg:x1="14cm" svg:y1="21.55cm" svg:x2="14cm" svg:y2="25.15cm">
          <text:p/>
        </draw:line>
        <draw:line draw:style-name="gr5" draw:text-style-name="P3" draw:layer="layout" svg:x1="6.8cm" svg:y1="21.55cm" svg:x2="6.75cm" svg:y2="25.15cm">
          <text:p/>
        </draw:line>
        <draw:line draw:style-name="gr5" draw:text-style-name="P3" draw:layer="layout" svg:x1="14cm" svg:y1="25.15cm" svg:x2="15.55cm" svg:y2="25.15cm">
          <text:p/>
        </draw:line>
        <draw:line draw:style-name="gr5" draw:text-style-name="P3" draw:layer="layout" svg:x1="14.3cm" svg:y1="21.65cm" svg:x2="14.3cm" svg:y2="22.75cm">
          <text:p/>
        </draw:line>
        <draw:line draw:style-name="gr5" draw:text-style-name="P3" draw:layer="layout" svg:x1="6.2cm" svg:y1="7.35cm" svg:x2="8.5cm" svg:y2="7.35cm">
          <text:p/>
        </draw:line>
        <draw:line draw:style-name="gr5" draw:text-style-name="P3" draw:layer="layout" svg:x1="12.5cm" svg:y1="7.35cm" svg:x2="14.8cm" svg:y2="7.35cm">
          <text:p/>
        </draw:line>
        <draw:custom-shape draw:style-name="gr6" draw:text-style-name="P3" draw:layer="layout" svg:width="4.951cm" svg:height="4.551cm" svg:x="5cm" svg:y="9.85cm">
          <text:p text:style-name="P1">Arbei-tet 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5.4cm" svg:height="5.25cm" svg:x="7.5cm" svg:y="21.5cm">
          <text:p text:style-name="P1">An Projekt wird gear-bei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4.951cm" svg:height="4.551cm" svg:x="10.9cm" svg:y="9.85cm">
          <text:p text:style-name="P1">Arbei-tet da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7.5cm" svg:y1="14.3cm" svg:x2="7.5cm" svg:y2="15.8cm">
          <text:p/>
        </draw:line>
        <draw:line draw:style-name="gr5" draw:text-style-name="P3" draw:layer="layout" svg:x1="13.425cm" svg:y1="14.345cm" svg:x2="13.425cm" svg:y2="16.004cm">
          <text:p/>
        </draw:line>
        <draw:line draw:style-name="gr5" draw:text-style-name="P3" draw:layer="layout" svg:x1="13.325cm" svg:y1="8.245cm" svg:x2="13.325cm" svg:y2="9.904cm">
          <text:p/>
        </draw:line>
        <draw:line draw:style-name="gr5" draw:text-style-name="P3" draw:layer="layout" svg:x1="7.525cm" svg:y1="8.245cm" svg:x2="7.525cm" svg:y2="9.904cm">
          <text:p/>
        </draw:line>
        <draw:line draw:style-name="gr5" draw:text-style-name="P3" draw:layer="layout" svg:x1="7.5cm" svg:y1="8.25cm" svg:x2="8.5cm" svg:y2="8.25cm">
          <text:p/>
        </draw:line>
        <draw:line draw:style-name="gr5" draw:text-style-name="P3" draw:layer="layout" svg:x1="12.5cm" svg:y1="8.25cm" svg:x2="13.3cm" svg:y2="8.25cm">
          <text:p/>
        </draw:line>
        <draw:line draw:style-name="gr5" draw:text-style-name="P3" draw:layer="layout" svg:x1="10.733cm" svg:y1="22.05cm" svg:x2="11.267cm" svg:y2="21.516cm">
          <text:p/>
        </draw:line>
        <draw:line draw:style-name="gr5" draw:text-style-name="P3" draw:layer="layout" svg:x1="9.75cm" svg:y1="22cm" svg:x2="9.25cm" svg:y2="21.5cm">
          <text:p/>
        </draw:line>
        <draw:frame draw:style-name="gr2" draw:text-style-name="P2" draw:layer="layout" svg:width="0.853cm" svg:height="0.962cm" svg:x="6.897cm" svg:y="8.288cm">
          <draw:text-box>
            <text:p>n</text:p>
          </draw:text-box>
        </draw:frame>
        <draw:frame draw:style-name="gr8" draw:text-style-name="P2" draw:layer="layout" svg:width="1.353cm" svg:height="1.673cm" svg:x="13.147cm" svg:y="8.538cm">
          <draw:text-box>
            <text:p>1?</text:p>
          </draw:text-box>
        </draw:frame>
        <draw:frame draw:style-name="gr2" draw:text-style-name="P2" draw:layer="layout" svg:width="1.031cm" svg:height="0.962cm" svg:x="6.669cm" svg:y="14.538cm">
          <draw:text-box>
            <text:p>m</text:p>
          </draw:text-box>
        </draw:frame>
        <draw:frame draw:style-name="gr2" draw:text-style-name="P2" draw:layer="layout" svg:width="0.853cm" svg:height="0.962cm" svg:x="13.25cm" svg:y="14.692cm">
          <draw:text-box>
            <text:p>n</text:p>
          </draw:text-box>
        </draw:frame>
        <draw:frame draw:style-name="gr2" draw:text-style-name="P2" draw:layer="layout" svg:width="0.853cm" svg:height="0.962cm" svg:x="10.75cm" svg:y="21.5cm">
          <draw:text-box>
            <text:p>n</text:p>
          </draw:text-box>
        </draw:frame>
        <draw:frame draw:style-name="gr8" draw:text-style-name="P2" draw:layer="layout" svg:width="1.6cm" svg:height="1.673cm" svg:x="8.9cm" svg:y="21.45cm">
          <draw:text-box>
            <text:p>1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7T13:55:46.354868538</dc:date>
    <meta:editing-duration>PT10M33S</meta:editing-duration>
    <meta:editing-cycles>2</meta:editing-cycles>
    <meta:generator>LibreOffice/7.3.7.2$Linux_X86_64 LibreOffice_project/30$Build-2</meta:generator>
    <meta:document-statistic meta:object-count="49"/>
  </office:meta>
</office:document-meta>
</file>